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DOM.startElement( QName element , XMLAttributes attributes ,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DOM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DOM.endAnnotationElement( QName ele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.endAnnotation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DOM.startAnnotation( QName elemName , XMLAttributes attributes , NamespaceContext namespace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chemaDOM.re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DOM.getDocum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.print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DOM.endAnnotation( QName elemName , ElementImpl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DOM.Schema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.resizeRelation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DOM.processingInstruction( String target , XML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DOM.resizeRel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DOM.startAnnotation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DOM.escapeAttValue( String original , int fro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chemaDOM.emptyElement( QName element , XMLAttributes attributes , int lin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.startElement( QName element , XMLAttributes attributes , int lin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.characters( XML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hemaDOM.traverse( Node node , int dep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hemaDOM.processAttValue( String origin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DOM.comment( XML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DOM.startAnnotationElement( QName elemName , XML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DOM.endSyntheticAnnotationElement( QName elemName , boolean comple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DOM.emptyElement( QName element , XMLAttributes attributes ,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DOM.indent( int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DOM.processElement( QName element , XMLAttributes attributes , ElementImpl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